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b2b2b2" draw:fill-color="#eeeeee" draw:textarea-horizontal-align="justify" draw:textarea-vertical-align="middle" draw:auto-grow-height="false" fo:min-height="1.072cm" fo:min-width="1.131cm" fo:wrap-option="no-wrap"/>
    </style:style>
    <style:style style:name="gr2" style:family="graphic" style:parent-style-name="standard">
      <style:graphic-properties svg:stroke-color="#b2b2b2" draw:fill-color="#eeeeee" draw:textarea-horizontal-align="justify" draw:textarea-vertical-align="middle" draw:auto-grow-height="false" fo:min-height="2.881cm" fo:min-width="2.691cm" fo:wrap-option="no-wrap"/>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textarea-horizontal-align="justify" draw:textarea-vertical-align="middle" draw:auto-grow-height="false" fo:min-height="0.722cm" fo:min-width="2.477cm"/>
    </style:style>
    <style:style style:name="gr5" style:family="graphic" style:parent-style-name="objectwithoutfill">
      <style:graphic-properties svg:stroke-color="#999999" draw:marker-end="Arrow" draw:marker-end-width="0.3cm" draw:fill="none" draw:textarea-vertical-align="middle"/>
    </style:style>
    <style:style style:name="gr6" style:family="graphic" style:parent-style-name="standard">
      <style:graphic-properties svg:stroke-color="#999999" draw:marker-start="Arrow" draw:marker-start-width="0.3cm" draw:textarea-vertical-align="middle"/>
    </style:style>
    <style:style style:name="gr7" style:family="graphic" style:parent-style-name="standard">
      <style:graphic-properties draw:textarea-horizontal-align="justify" draw:textarea-vertical-align="middle" draw:auto-grow-height="false" fo:min-height="1.296cm" fo:min-width="1.803cm"/>
    </style:style>
    <style:style style:name="gr8" style:family="graphic" style:parent-style-name="standard">
      <style:graphic-properties draw:marker-start="Arrow" draw:marker-start-width="0.3cm" draw:marker-end="Arrow" draw:marker-end-width="0.3cm" draw:textarea-vertical-align="bottom"/>
    </style:style>
    <style:style style:name="gr9" style:family="graphic" style:parent-style-name="standard">
      <style:graphic-properties draw:marker-start="Arrow" draw:marker-start-width="0.3cm" draw:marker-end="Arrow" draw:marker-end-width="0.3cm" draw:textarea-vertical-align="top"/>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textarea-horizontal-align="justify" draw:textarea-vertical-align="middle" draw:auto-grow-height="false" fo:min-height="0.885cm" fo:min-width="1.803cm"/>
    </style:style>
    <style:style style:name="P1" style:family="paragraph">
      <style:paragraph-properties fo:text-align="center"/>
      <style:text-properties fo:font-size="9pt" style:font-size-asian="9pt" style:font-size-complex="9pt"/>
    </style:style>
    <style:style style:name="P2" style:family="paragraph">
      <loext:graphic-properties draw:fill-color="#eeeeee"/>
      <style:paragraph-properties fo:text-align="center"/>
      <style:text-properties fo:font-size="9pt" style:font-size-asian="9pt" style:font-size-complex="9pt"/>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loext:graphic-properties draw:fill="none"/>
      <style:paragraph-properties fo:text-align="center"/>
      <style:text-properties fo:font-size="10pt" style:font-size-asian="10pt" style:font-size-complex="10pt"/>
    </style:style>
    <style:style style:name="P6" style:family="paragraph">
      <style:paragraph-properties fo:text-align="center"/>
      <style:text-properties fo:font-size="10pt" style:font-size-asian="10pt" style:font-size-complex="10pt"/>
    </style:style>
    <style:style style:name="P7" style:family="paragraph">
      <loext:graphic-properties draw:fill="none" draw:fill-color="#ffffff"/>
    </style:style>
    <style:style style:name="T1" style:family="text">
      <style:text-properties fo:font-size="9pt" style:font-size-asian="9pt" style:font-size-complex="9pt"/>
    </style:style>
    <style:style style:name="T2" style:family="text">
      <style:text-properties fo:font-size="10pt" style:font-size-asian="10pt" style:font-size-complex="10pt"/>
    </style:style>
    <style:style style:name="T3" style:family="text">
      <style:text-properties fo:font-size="10pt" fo:font-style="normal" style:font-size-asian="10pt" style:font-style-asian="normal" style:font-size-complex="10pt" style:font-style-complex="normal"/>
    </style:style>
    <style:style style:name="T4" style:family="text">
      <style:text-properties fo:color="#801900"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495cm" svg:height="2.038cm" svg:x="17.699cm" svg:y="14.752cm">
          <text:p text:style-name="P1"><text:span text:style-name="T1">OAuth Serv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2" draw:layer="layout" svg:width="2.495cm" svg:height="2.038cm" svg:x="17.699cm" svg:y="9.082cm">
          <text:p text:style-name="P1"><text:span text:style-name="T1">OAuth Serv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4.884cm" svg:height="4.826cm" svg:x="2.994cm" svg:y="5.845cm">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OAuth Serv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 draw:text-style-name="P3" draw:layer="layout" svg:x1="2.766cm" svg:y1="2.315cm" svg:x2="2.766cm" svg:y2="26.68cm">
          <text:p/>
        </draw:line>
        <draw:line draw:style-name="gr3" draw:text-style-name="P3" draw:layer="layout" svg:x1="8.217cm" svg:y1="2.315cm" svg:x2="8.217cm" svg:y2="26.68cm">
          <text:p/>
        </draw:line>
        <draw:line draw:style-name="gr3" draw:text-style-name="P3" draw:layer="layout" svg:x1="13.817cm" svg:y1="2.315cm" svg:x2="13.817cm" svg:y2="26.68cm">
          <text:p/>
        </draw:line>
        <draw:custom-shape draw:style-name="gr4" draw:text-style-name="P4" draw:layer="layout" svg:width="3.081cm" svg:height="1.076cm" svg:x="1.109cm" svg:y="1.308cm">
          <text:p text:style-name="P4">Us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3.081cm" svg:height="1.076cm" svg:x="6.604cm" svg:y="1.308cm">
          <text:p text:style-name="P4">Cli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3.081cm" svg:height="1.076cm" svg:x="12.239cm" svg:y="1.308cm">
          <text:p text:style-name="P4">Serv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5" draw:layer="layout" svg:x1="2.795cm" svg:y1="2.559cm" svg:x2="8.203cm" svg:y2="3.518cm">
          <text:p text:style-name="P4"><text:span text:style-name="T2">First request</text:span></text:p>
        </draw:line>
        <draw:line draw:style-name="gr6" draw:text-style-name="P6" draw:layer="layout" svg:x1="2.766cm" svg:y1="4.303cm" svg:x2="8.174cm" svg:y2="3.634cm">
          <text:p text:style-name="P6"><text:span text:style-name="T2">HTML: welcome page</text:span></text:p>
        </draw:line>
        <draw:line draw:style-name="gr5" draw:text-style-name="P5" draw:layer="layout" svg:x1="2.793cm" svg:y1="4.802cm" svg:x2="8.201cm" svg:y2="5.761cm">
          <text:p text:style-name="P4"><text:span text:style-name="T2">login</text:span></text:p>
        </draw:line>
        <draw:line draw:style-name="gr6" draw:text-style-name="P6" draw:layer="layout" svg:x1="4.158cm" svg:y1="6.542cm" svg:x2="8.172cm" svg:y2="5.877cm">
          <text:p text:style-name="P6"><text:span text:style-name="T2">HTML: OAuth redirect</text:span></text:p>
        </draw:line>
        <draw:line draw:style-name="gr6" draw:text-style-name="P6" draw:layer="layout" svg:x1="2.764cm" svg:y1="12.546cm" svg:x2="8.199cm" svg:y2="12.066cm">
          <text:p text:style-name="P6"><text:span text:style-name="T2">HTML: dashboard</text:span></text:p>
          <text:p text:style-name="P6"><text:span text:style-name="T2">userid</text:span></text:p>
          <text:p text:style-name="P6"><text:span text:style-name="T2">session token</text:span></text:p>
        </draw:line>
        <draw:line draw:style-name="gr5" draw:text-style-name="P5" draw:layer="layout" svg:x1="8.262cm" svg:y1="9.901cm" svg:x2="13.724cm" svg:y2="10.409cm">
          <text:p text:style-name="P4"><text:span text:style-name="T2">command: login</text:span></text:p>
          <text:p text:style-name="P4"><text:span text:style-name="T2">session token</text:span></text:p>
        </draw:line>
        <draw:line draw:style-name="gr6" draw:text-style-name="P6" draw:layer="layout" svg:x1="8.257cm" svg:y1="11.997cm" svg:x2="13.724cm" svg:y2="11.772cm">
          <text:p text:style-name="P6"><text:span text:style-name="T2">login success</text:span></text:p>
          <text:p text:style-name="P6"><text:span text:style-name="T2">userid</text:span></text:p>
          <text:p text:style-name="P6"><text:span text:style-name="T2">session token</text:span></text:p>
        </draw:line>
        <draw:custom-shape draw:style-name="gr7" draw:text-style-name="P4" draw:layer="layout" svg:width="2.302cm" svg:height="1.658cm" svg:x="17.914cm" svg:y="11.333cm">
          <text:p text:style-name="P4">PGSQL</text:p>
          <draw:enhanced-geometry svg:viewBox="0 0 88 21600" draw:glue-points="44 ?f6 44 0 0 10800 44 21600 88 10800" draw:text-areas="0 ?f6 88 ?f3" draw:type="can" draw:modifiers="4543.9421338155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8" draw:text-style-name="P6" draw:layer="layout" svg:x1="13.814cm" svg:y1="10.525cm" svg:x2="17.972cm" svg:y2="10.525cm">
          <text:p text:style-name="P4"><text:span text:style-name="T2">validate session token</text:span></text:p>
          <text:p text:style-name="P4"><text:span text:style-name="T2">get user information</text:span></text:p>
          <text:p text:style-name="P4"><text:span text:style-name="T2"/></text:p>
        </draw:line>
        <draw:line draw:style-name="gr5" draw:text-style-name="P5" draw:layer="layout" svg:x1="2.833cm" svg:y1="20.803cm" svg:x2="8.241cm" svg:y2="21.762cm">
          <text:p text:style-name="P4"><text:span text:style-name="T2">Logout</text:span></text:p>
          <text:p text:style-name="P4"><text:span text:style-name="T2">POST: userid, session token</text:span></text:p>
        </draw:line>
        <draw:line draw:style-name="gr6" draw:text-style-name="P6" draw:layer="layout" svg:x1="2.804cm" svg:y1="26.147cm" svg:x2="8.212cm" svg:y2="25.478cm">
          <text:p text:style-name="P6"><text:span text:style-name="T2">HTML: login page</text:span></text:p>
        </draw:line>
        <draw:line draw:style-name="gr5" draw:text-style-name="P5" draw:layer="layout" svg:x1="8.36cm" svg:y1="21.837cm" svg:x2="13.768cm" svg:y2="22.796cm">
          <text:p text:style-name="P4"><text:span text:style-name="T2">com</text:span><text:span text:style-name="T3">m</text:span><text:span text:style-name="T2">and: logout</text:span></text:p>
          <text:p text:style-name="P4"><text:span text:style-name="T2">userid</text:span><text:span text:style-name="T2"><text:line-break/></text:span><text:span text:style-name="T2">session token</text:span></text:p>
        </draw:line>
        <draw:line draw:style-name="gr6" draw:text-style-name="P6" draw:layer="layout" svg:x1="8.331cm" svg:y1="25.381cm" svg:x2="13.739cm" svg:y2="24.712cm">
          <text:p text:style-name="P6"><text:span text:style-name="T2">logout success</text:span></text:p>
          <text:p text:style-name="P6"><text:span text:style-name="T4">(stop carrying token)</text:span></text:p>
        </draw:line>
        <draw:line draw:style-name="gr9" draw:text-style-name="P6" draw:layer="layout" svg:x1="13.912cm" svg:y1="24.485cm" svg:x2="18.07cm" svg:y2="24.485cm">
          <text:p text:style-name="P4"><text:span text:style-name="T2"/></text:p>
          <text:p text:style-name="P4"><text:span text:style-name="T2">check userid + token</text:span></text:p>
          <text:p text:style-name="P4"><text:span text:style-name="T2">remove: token</text:span></text:p>
        </draw:line>
        <draw:line draw:style-name="gr5" draw:text-style-name="P5" draw:layer="layout" svg:x1="2.815cm" svg:y1="13.826cm" svg:x2="8.223cm" svg:y2="14.785cm">
          <text:p text:style-name="P4"><text:span text:style-name="T2">Command</text:span></text:p>
          <text:p text:style-name="P4"><text:span text:style-name="T2">POST: userid, session token</text:span></text:p>
        </draw:line>
        <draw:line draw:style-name="gr6" draw:text-style-name="P6" draw:layer="layout" svg:x1="2.786cm" svg:y1="19.17cm" svg:x2="8.194cm" svg:y2="18.501cm">
          <text:p text:style-name="P6"><text:span text:style-name="T2">HTML: response page</text:span></text:p>
        </draw:line>
        <draw:line draw:style-name="gr5" draw:text-style-name="P5" draw:layer="layout" svg:x1="8.342cm" svg:y1="14.86cm" svg:x2="13.75cm" svg:y2="15.819cm">
          <text:p text:style-name="P4"><text:span text:style-name="T2">com</text:span><text:span text:style-name="T3">m</text:span><text:span text:style-name="T2">and: ??</text:span></text:p>
          <text:p text:style-name="P4"><text:span text:style-name="T2">userid</text:span><text:span text:style-name="T2"><text:line-break/></text:span><text:span text:style-name="T2">session token</text:span></text:p>
        </draw:line>
        <draw:line draw:style-name="gr6" draw:text-style-name="P6" draw:layer="layout" svg:x1="8.313cm" svg:y1="18.404cm" svg:x2="13.721cm" svg:y2="17.735cm">
          <text:p text:style-name="P6"><text:span text:style-name="T2">response: ??</text:span></text:p>
          <text:p text:style-name="P6"><text:span text:style-name="T2">userid</text:span></text:p>
          <text:p text:style-name="P6"><text:span text:style-name="T2">session token</text:span></text:p>
        </draw:line>
        <draw:line draw:style-name="gr8" draw:text-style-name="P6" draw:layer="layout" svg:x1="13.894cm" svg:y1="16.008cm" svg:x2="18.052cm" svg:y2="16.008cm">
          <text:p text:style-name="P4"><text:span text:style-name="T2">validate token</text:span></text:p>
          <text:p text:style-name="P4"><text:span text:style-name="T2">check user info</text:span></text:p>
          <text:p text:style-name="P4"><text:span text:style-name="T2"/></text:p>
        </draw:line>
        <draw:frame draw:style-name="gr10" draw:text-style-name="P7" draw:layer="layout" svg:width="1.137cm" svg:height="0.962cm" draw:transform="rotate (1.5707963267949) translate (2.646cm 13.784cm)">
          <draw:text-box>
            <text:p>…</text:p>
          </draw:text-box>
        </draw:frame>
        <draw:frame draw:style-name="gr10" draw:text-style-name="P7" draw:layer="layout" svg:width="1.137cm" svg:height="0.962cm" draw:transform="rotate (1.5707963267949) translate (2.646cm 20.685cm)">
          <draw:text-box>
            <text:p>…</text:p>
          </draw:text-box>
        </draw:frame>
        <draw:line draw:style-name="gr5" draw:text-style-name="P5" draw:layer="layout" svg:x1="2.817cm" svg:y1="7.391cm" svg:x2="6.584cm" svg:y2="7.763cm">
          <text:p text:style-name="P4"><text:span text:style-name="T2">userid/passwd</text:span></text:p>
        </draw:line>
        <draw:line draw:style-name="gr6" draw:text-style-name="P6" draw:layer="layout" svg:x1="2.82cm" svg:y1="8.316cm" svg:x2="6.513cm" svg:y2="7.996cm">
          <text:p text:style-name="P6"><text:span text:style-name="T2">authorize snac?</text:span></text:p>
        </draw:line>
        <draw:line draw:style-name="gr6" draw:text-style-name="P6" draw:layer="layout" svg:x1="2.719cm" svg:y1="7.166cm" svg:x2="6.251cm" svg:y2="6.691cm">
          <text:p text:style-name="P6"><text:span text:style-name="T2">OAuth login</text:span></text:p>
        </draw:line>
        <draw:line draw:style-name="gr5" draw:text-style-name="P5" draw:layer="layout" svg:x1="2.832cm" svg:y1="8.549cm" svg:x2="6.599cm" svg:y2="8.921cm">
          <text:p text:style-name="P4"><text:span text:style-name="T2">yes</text:span></text:p>
        </draw:line>
        <draw:line draw:style-name="gr5" draw:text-style-name="P5" draw:layer="layout" svg:x1="4.443cm" svg:y1="9.443cm" svg:x2="8.21cm" svg:y2="9.815cm">
          <text:p text:style-name="P4"><text:span text:style-name="T2">OAuth redirect</text:span></text:p>
          <text:p text:style-name="P4"><text:span text:style-name="T2">GET: session token</text:span></text:p>
        </draw:line>
        <draw:line draw:style-name="gr9" draw:text-style-name="P6" draw:layer="layout" svg:x1="13.812cm" svg:y1="11.702cm" svg:x2="17.97cm" svg:y2="11.702cm">
          <text:p text:style-name="P4"><text:span text:style-name="T2"/></text:p>
          <text:p text:style-name="P4"><text:span text:style-name="T2">get snac user info </text:span></text:p>
          <text:p text:style-name="P4"><text:span text:style-name="T2">+ permissions</text:span></text:p>
          <text:p text:style-name="P4"><text:span text:style-name="T2">store: session token</text:span></text:p>
        </draw:line>
        <draw:custom-shape draw:style-name="gr11" draw:text-style-name="P4" draw:layer="layout" svg:width="2.302cm" svg:height="1.658cm" svg:x="17.915cm" svg:y="17.185cm">
          <text:p text:style-name="P4">PGSQL</text:p>
          <draw:enhanced-geometry svg:viewBox="0 0 88 21600" draw:glue-points="44 ?f6 44 0 0 10800 44 21600 88 10800" draw:text-areas="0 ?f6 88 ?f3" draw:type="can" draw:modifiers="4543.9421338155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9" draw:text-style-name="P6" draw:layer="layout" svg:x1="13.813cm" svg:y1="17.554cm" svg:x2="17.971cm" svg:y2="17.554cm">
          <text:p text:style-name="P4"><text:span text:style-name="T2"/></text:p>
          <text:p text:style-name="P4"><text:span text:style-name="T2">check userid + token</text:span></text:p>
          <text:p text:style-name="P4"><text:span text:style-name="T2">check snac permissions</text:span></text:p>
        </draw:line>
        <draw:custom-shape draw:style-name="gr1" draw:text-style-name="P2" draw:layer="layout" svg:width="2.495cm" svg:height="2.038cm" svg:x="17.7cm" svg:y="21.653cm">
          <text:p text:style-name="P1"><text:span text:style-name="T1">OAuth Serv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 draw:text-style-name="P6" draw:layer="layout" svg:x1="13.895cm" svg:y1="23.009cm" svg:x2="18.053cm" svg:y2="23.009cm">
          <text:p text:style-name="P4"><text:span text:style-name="T2">validate token</text:span></text:p>
          <text:p text:style-name="P4"><text:span text:style-name="T2">check user info</text:span></text:p>
          <text:p text:style-name="P4"><text:span text:style-name="T2"/></text:p>
        </draw:line>
        <draw:custom-shape draw:style-name="gr11" draw:text-style-name="P4" draw:layer="layout" svg:width="2.302cm" svg:height="1.658cm" svg:x="17.916cm" svg:y="23.96cm">
          <text:p text:style-name="P4">PGSQL</text:p>
          <draw:enhanced-geometry svg:viewBox="0 0 88 21600" draw:glue-points="44 ?f6 44 0 0 10800 44 21600 88 10800" draw:text-areas="0 ?f6 88 ?f3" draw:type="can" draw:modifiers="4543.9421338155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obbie Hott</meta:initial-creator>
    <meta:creation-date>2015-12-15T12:15:10.252713024</meta:creation-date>
    <dc:date>2015-12-15T16:45:53.440681992</dc:date>
    <dc:creator>Robbie Hott</dc:creator>
    <meta:editing-duration>PT3H56M18S</meta:editing-duration>
    <meta:editing-cycles>3</meta:editing-cycles>
    <meta:generator>LibreOffice/5.0.3.2$Linux_X86_64 LibreOffice_project/00m0$Build-2</meta:generator>
    <meta:document-statistic meta:object-count="41"/>
  </office:meta>
</office:document-meta>
</file>